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65cm" fo:min-width="20.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8.45cm" fo:min-width="1.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8.45cm" fo:min-width="18.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45cm" fo:min-width="18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7.55cm" fo:min-width="1.3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6.15cm" fo:min-width="18.6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4.65cm" fo:min-width="18.6cm"/>
    </style:style>
    <style:style style:name="gr8" style:family="graphic" style:parent-style-name="objectwithoutfill">
      <style:graphic-properties svg:stroke-width="0.05cm" svg:stroke-color="#000000" draw:marker-start-width="0.355cm" draw:marker-end="Arrow" draw:marker-end-width="0.4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5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svg:stroke-width="0.05cm" svg:stroke-color="#000000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9.65cm" fo:min-width="2.1cm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4.65cm" fo:min-width="18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3" style:family="graphic" style:parent-style-name="standard">
      <style:graphic-properties svg:stroke-width="0.05cm" svg:stroke-color="#000000" draw:marker-start="Arrow" draw:marker-start-width="0.3cm" draw:marker-end="Arrow" draw:marker-end-width="0.3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="Arrow" draw:marker-start-width="0.4cm" draw:marker-end="Arrow" draw:marker-end-width="0.4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objectwithoutfill">
      <style:graphic-properties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3333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style:font-name="Arial1" fo:font-size="18pt" fo:font-weight="bold" style:font-size-asian="18pt" style:font-size-complex="18pt"/>
    </style:style>
    <style:style style:name="P8" style:family="paragraph">
      <loext:graphic-properties draw:fill="none" draw:fill-color="#ffffff"/>
      <style:text-properties style:font-name="Arial2" fo:font-size="18pt" fo:font-weight="bold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text-properties style:font-name="Arial2" fo:font-size="18pt" fo:font-weight="bold" style:font-size-asian="18pt" style:font-size-complex="18pt"/>
    </style:style>
    <style:style style:name="P11" style:family="paragraph">
      <loext:graphic-properties draw:fill-color="#00ccff"/>
      <style:paragraph-properties fo:text-align="center"/>
    </style:style>
    <style:style style:name="P12" style:family="paragraph">
      <loext:graphic-properties draw:fill="none" draw:fill-color="#ffffff"/>
      <style:text-properties fo:color="#000000" style:font-name="Arial1" fo:font-size="14pt" fo:font-weight="bold" style:font-size-asian="18pt" style:font-size-complex="18pt"/>
    </style:style>
    <style:style style:name="T1" style:family="text">
      <style:text-properties fo:color="#000000" style:font-name="Arial1" fo:font-size="18pt" fo:font-weight="bold" style:font-size-asian="18pt" style:font-size-complex="18pt"/>
    </style:style>
    <style:style style:name="T2" style:family="text">
      <style:text-properties fo:color="#000000" style:text-position="sub 60%" style:font-name="Arial1" fo:font-size="18pt" fo:font-weight="bold" style:font-size-asian="18pt" style:font-size-complex="18pt"/>
    </style:style>
    <style:style style:name="T3" style:family="text">
      <style:text-properties style:font-name="Arial2" fo:font-size="18pt" fo:font-weight="bold" style:font-size-asian="18pt" style:font-size-complex="18pt"/>
    </style:style>
    <style:style style:name="T4" style:family="text">
      <style:text-properties fo:color="#000000" style:font-name="Arial1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1.1cm" svg:height="9.9cm" svg:x="5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8.7cm" svg:x="6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1cm" svg:height="8.7cm" svg:x="7.9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1cm" svg:height="7.7cm" svg:x="7.9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7.8cm" svg:x="6.1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9.1cm" svg:height="6.4cm" svg:x="7.9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9.1cm" svg:height="4.9cm" svg:x="7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5.8cm" svg:y1="8.9cm" svg:x2="25.8cm" svg:y2="3.5cm">
          <text:p/>
        </draw:line>
        <draw:frame draw:style-name="gr9" draw:text-style-name="P7" draw:layer="layout" svg:width="3.9cm" svg:height="1.062cm" svg:x="24.1cm" svg:y="2.538cm">
          <draw:text-box>
            <text:p><text:span text:style-name="T1">Scintillator</text:span></text:p>
          </draw:text-box>
        </draw:frame>
        <draw:line draw:style-name="gr8" draw:text-style-name="P6" draw:layer="layout" svg:x1="22.5cm" svg:y1="6.7cm" svg:x2="22.5cm" svg:y2="2.4cm">
          <text:p/>
        </draw:line>
        <draw:frame draw:style-name="gr10" draw:text-style-name="P7" draw:layer="layout" svg:width="5.79cm" svg:height="1.162cm" svg:x="20.601cm" svg:y="1.338cm">
          <draw:text-box>
            <text:p><text:span text:style-name="T1">Reflector (BaSO</text:span><text:span text:style-name="T2">4</text:span><text:span text:style-name="T1">)</text:span></text:p>
          </draw:text-box>
        </draw:frame>
        <draw:line draw:style-name="gr8" draw:text-style-name="P6" draw:layer="layout" svg:x1="17.6cm" svg:y1="6.013cm" svg:x2="17.6cm" svg:y2="3.2cm">
          <text:p/>
        </draw:line>
        <draw:frame draw:style-name="gr9" draw:text-style-name="P7" draw:layer="layout" svg:width="2.7cm" svg:height="1.062cm" svg:x="16.4cm" svg:y="2.2cm">
          <draw:text-box>
            <text:p><text:span text:style-name="T1">Teflon</text:span></text:p>
          </draw:text-box>
        </draw:frame>
        <draw:line draw:style-name="gr8" draw:text-style-name="P6" draw:layer="layout" svg:x1="6.9cm" svg:y1="6.026cm" svg:x2="6.9cm" svg:y2="3.213cm">
          <text:p/>
        </draw:line>
        <draw:frame draw:style-name="gr9" draw:text-style-name="P7" draw:layer="layout" svg:width="2.7cm" svg:height="1.062cm" svg:x="5.7cm" svg:y="2.213cm">
          <draw:text-box>
            <text:p><text:span text:style-name="T1">Teflon</text:span></text:p>
          </draw:text-box>
        </draw:frame>
        <draw:line draw:style-name="gr8" draw:text-style-name="P6" draw:layer="layout" svg:x1="14.4cm" svg:y1="5.526cm" svg:x2="14.4cm" svg:y2="2.713cm">
          <text:p/>
        </draw:line>
        <draw:frame draw:style-name="gr9" draw:text-style-name="P7" draw:layer="layout" svg:width="1.8cm" svg:height="1.062cm" svg:x="13.8cm" svg:y="1.713cm">
          <draw:text-box>
            <text:p><text:span text:style-name="T1">Air</text:span></text:p>
          </draw:text-box>
        </draw:frame>
        <draw:line draw:style-name="gr8" draw:text-style-name="P6" draw:layer="layout" svg:x1="10.4cm" svg:y1="4.926cm" svg:x2="10.4cm" svg:y2="2.113cm">
          <text:p/>
        </draw:line>
        <draw:frame draw:style-name="gr11" draw:text-style-name="P7" draw:layer="layout" svg:width="3.8cm" svg:height="1.087cm" svg:x="8.9cm" svg:y="1.113cm">
          <draw:text-box>
            <text:p><text:span text:style-name="T1">Cover (Al)</text:span></text:p>
          </draw:text-box>
        </draw:frame>
        <draw:line draw:style-name="gr12" draw:text-style-name="P6" draw:layer="layout" svg:x1="2.3cm" svg:y1="15.1cm" svg:x2="28.3cm" svg:y2="15cm">
          <text:p/>
        </draw:line>
        <draw:frame draw:style-name="gr13" draw:text-style-name="P8" draw:layer="layout" svg:width="0.891cm" svg:height="0.962cm" svg:x="27.2cm" svg:y="15.3cm">
          <draw:text-box>
            <text:p><text:span text:style-name="T3">Z</text:span></text:p>
          </draw:text-box>
        </draw:frame>
        <draw:line draw:style-name="gr14" draw:text-style-name="P6" draw:layer="layout" svg:x1="15.2cm" svg:y1="14.7cm" svg:x2="15.2cm" svg:y2="15.3cm">
          <text:p/>
        </draw:line>
        <draw:frame draw:style-name="gr15" draw:text-style-name="P8" draw:layer="layout" svg:width="0.853cm" svg:height="0.962cm" svg:x="14.809cm" svg:y="15.438cm">
          <draw:text-box>
            <text:p><text:span text:style-name="T3">0</text:span></text:p>
          </draw:text-box>
        </draw:frame>
        <draw:line draw:style-name="gr14" draw:text-style-name="P6" draw:layer="layout" svg:x1="6cm" svg:y1="14.7cm" svg:x2="6cm" svg:y2="16.4cm">
          <text:p/>
        </draw:line>
        <draw:line draw:style-name="gr14" draw:text-style-name="P6" draw:layer="layout" svg:x1="27cm" svg:y1="14.7cm" svg:x2="27cm" svg:y2="18.9cm">
          <text:p/>
        </draw:line>
        <draw:line draw:style-name="gr16" draw:text-style-name="P9" draw:layer="layout" svg:x1="8cm" svg:y1="16.4cm" svg:x2="27cm" svg:y2="16.3cm">
          <text:p/>
        </draw:line>
        <draw:frame draw:style-name="gr17" draw:text-style-name="P8" draw:layer="layout" svg:width="5.942cm" svg:height="0.962cm" svg:x="14.81cm" svg:y="16.338cm">
          <draw:text-box>
            <text:p><text:span text:style-name="T3">Scintillator Height</text:span></text:p>
          </draw:text-box>
        </draw:frame>
        <draw:line draw:style-name="gr14" draw:text-style-name="P6" draw:layer="layout" svg:x1="3.5cm" svg:y1="14.7cm" svg:x2="3.5cm" svg:y2="18.9cm">
          <text:p/>
        </draw:line>
        <draw:frame draw:style-name="gr18" draw:text-style-name="P8" draw:layer="layout" svg:width="4.773cm" svg:height="0.962cm" svg:x="11.31cm" svg:y="19.138cm">
          <draw:text-box>
            <text:p><text:span text:style-name="T3">Mother Height</text:span></text:p>
          </draw:text-box>
        </draw:frame>
        <draw:line draw:style-name="gr16" draw:text-style-name="P9" draw:layer="layout" svg:x1="3.6cm" svg:y1="19.1cm" svg:x2="27cm" svg:y2="19cm">
          <text:p/>
        </draw:line>
        <draw:line draw:style-name="gr16" draw:text-style-name="P9" draw:layer="layout" svg:x1="3.5cm" svg:y1="16.4cm" svg:x2="6cm" svg:y2="16.4cm">
          <text:p/>
        </draw:line>
        <draw:frame draw:style-name="gr19" draw:text-style-name="P10" draw:layer="layout" svg:width="5.4cm" svg:height="1cm" svg:x="3.5cm" svg:y="17.1cm">
          <draw:text-box>
            <text:p><text:span text:style-name="T3">Front Height</text:span></text:p>
          </draw:text-box>
        </draw:frame>
        <draw:line draw:style-name="gr14" draw:text-style-name="P6" draw:layer="layout" svg:x1="7.9cm" svg:y1="14.7cm" svg:x2="7.9cm" svg:y2="16.4cm">
          <text:p/>
        </draw:line>
        <draw:line draw:style-name="gr16" draw:text-style-name="P9" draw:layer="layout" svg:x1="6.1cm" svg:y1="16.4cm" svg:x2="8cm" svg:y2="16.4cm">
          <text:p/>
        </draw:line>
        <draw:line draw:style-name="gr8" draw:text-style-name="P6" draw:layer="layout" svg:x1="4.4cm" svg:y1="4.939cm" svg:x2="4.4cm" svg:y2="2.126cm">
          <text:p/>
        </draw:line>
        <draw:frame draw:style-name="gr11" draw:text-style-name="P7" draw:layer="layout" svg:width="3.8cm" svg:height="1.087cm" svg:x="2.9cm" svg:y="1.126cm">
          <draw:text-box>
            <text:p><text:span text:style-name="T1">Cover (Al)</text:span></text:p>
          </draw:text-box>
        </draw:frame>
        <draw:custom-shape draw:style-name="gr20" draw:text-style-name="P1" draw:layer="layout" svg:width="2.6cm" svg:height="9.9cm" svg:x="3.5cm" svg:y="4.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1" draw:text-style-name="P1" draw:layer="layout" svg:width="21.1cm" svg:height="9.9cm" svg:x="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8.7cm" svg:x="7.1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1cm" svg:height="8.7cm" svg:x="9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1cm" svg:height="7.7cm" svg:x="9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7.8cm" svg:x="7.2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9.1cm" svg:height="6.4cm" svg:x="9cm" svg:y="6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9.1cm" svg:height="4.9cm" svg:x="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6.9cm" svg:y1="8.9cm" svg:x2="26.9cm" svg:y2="3.5cm">
          <text:p/>
        </draw:line>
        <draw:frame draw:style-name="gr9" draw:text-style-name="P7" draw:layer="layout" svg:width="3.9cm" svg:height="1.062cm" svg:x="24.6cm" svg:y="2.638cm">
          <draw:text-box>
            <text:p><text:span text:style-name="T1">Scintillator</text:span></text:p>
          </draw:text-box>
        </draw:frame>
        <draw:line draw:style-name="gr8" draw:text-style-name="P6" draw:layer="layout" svg:x1="23.6cm" svg:y1="6.7cm" svg:x2="23.6cm" svg:y2="2.4cm">
          <text:p/>
        </draw:line>
        <draw:frame draw:style-name="gr10" draw:text-style-name="P7" draw:layer="layout" svg:width="5.79cm" svg:height="1.162cm" svg:x="21.401cm" svg:y="1.038cm">
          <draw:text-box>
            <text:p><text:span text:style-name="T1">Reflector (BaSO</text:span><text:span text:style-name="T2">4</text:span><text:span text:style-name="T1">)</text:span></text:p>
          </draw:text-box>
        </draw:frame>
        <draw:line draw:style-name="gr8" draw:text-style-name="P6" draw:layer="layout" svg:x1="18.7cm" svg:y1="6.013cm" svg:x2="18.7cm" svg:y2="3.8cm">
          <text:p/>
        </draw:line>
        <draw:frame draw:style-name="gr9" draw:text-style-name="P7" draw:layer="layout" svg:width="2.7cm" svg:height="1.062cm" svg:x="17.5cm" svg:y="2.2cm">
          <draw:text-box>
            <text:p><text:span text:style-name="T1">Teflon</text:span></text:p>
          </draw:text-box>
        </draw:frame>
        <draw:line draw:style-name="gr8" draw:text-style-name="P6" draw:layer="layout" svg:x1="8cm" svg:y1="6.026cm" svg:x2="8cm" svg:y2="3.213cm">
          <text:p/>
        </draw:line>
        <draw:frame draw:style-name="gr9" draw:text-style-name="P7" draw:layer="layout" svg:width="2.7cm" svg:height="1.062cm" svg:x="6.8cm" svg:y="2.213cm">
          <draw:text-box>
            <text:p><text:span text:style-name="T1">Teflon</text:span></text:p>
          </draw:text-box>
        </draw:frame>
        <draw:line draw:style-name="gr8" draw:text-style-name="P6" draw:layer="layout" svg:x1="15.5cm" svg:y1="5.526cm" svg:x2="15.5cm" svg:y2="3cm">
          <text:p/>
        </draw:line>
        <draw:frame draw:style-name="gr22" draw:text-style-name="P7" draw:layer="layout" svg:width="1.8cm" svg:height="1cm" svg:x="14.9cm" svg:y="1.4cm">
          <draw:text-box>
            <text:p><text:span text:style-name="T1">Air</text:span></text:p>
          </draw:text-box>
        </draw:frame>
        <draw:line draw:style-name="gr8" draw:text-style-name="P6" draw:layer="layout" svg:x1="11.5cm" svg:y1="4.926cm" svg:x2="11.5cm" svg:y2="2.7cm">
          <text:p/>
        </draw:line>
        <draw:frame draw:style-name="gr11" draw:text-style-name="P7" draw:layer="layout" svg:width="3.8cm" svg:height="1.087cm" svg:x="10cm" svg:y="1.113cm">
          <draw:text-box>
            <text:p><text:span text:style-name="T1">Cover (Al)</text:span></text:p>
          </draw:text-box>
        </draw:frame>
        <draw:line draw:style-name="gr14" draw:text-style-name="P6" draw:layer="layout" svg:x1="7.1cm" svg:y1="14.7cm" svg:x2="7.1cm" svg:y2="16.4cm">
          <text:p/>
        </draw:line>
        <draw:line draw:style-name="gr14" draw:text-style-name="P6" draw:layer="layout" svg:x1="28.1cm" svg:y1="14.7cm" svg:x2="28.1cm" svg:y2="18.9cm">
          <text:p/>
        </draw:line>
        <draw:line draw:style-name="gr23" draw:text-style-name="P9" draw:layer="layout" svg:x1="9.1cm" svg:y1="16.4cm" svg:x2="28.1cm" svg:y2="16.3cm">
          <text:p/>
        </draw:line>
        <draw:frame draw:style-name="gr17" draw:text-style-name="P8" draw:layer="layout" svg:width="5.942cm" svg:height="0.962cm" svg:x="15.91cm" svg:y="16.438cm">
          <draw:text-box>
            <text:p><text:span text:style-name="T3">Scintillator Height</text:span></text:p>
          </draw:text-box>
        </draw:frame>
        <draw:line draw:style-name="gr14" draw:text-style-name="P6" draw:layer="layout" svg:x1="4.6cm" svg:y1="14.7cm" svg:x2="4.6cm" svg:y2="19.1cm">
          <text:p/>
        </draw:line>
        <draw:frame draw:style-name="gr18" draw:text-style-name="P8" draw:layer="layout" svg:width="4.773cm" svg:height="0.962cm" svg:x="12.41cm" svg:y="19.138cm">
          <draw:text-box>
            <text:p><text:span text:style-name="T3">Mother Height</text:span></text:p>
          </draw:text-box>
        </draw:frame>
        <draw:line draw:style-name="gr24" draw:text-style-name="P9" draw:layer="layout" svg:x1="4.6cm" svg:y1="19.1cm" svg:x2="28.1cm" svg:y2="19cm">
          <text:p/>
        </draw:line>
        <draw:line draw:style-name="gr23" draw:text-style-name="P9" draw:layer="layout" svg:x1="4.6cm" svg:y1="16.4cm" svg:x2="7.1cm" svg:y2="16.4cm">
          <text:p/>
        </draw:line>
        <draw:frame draw:style-name="gr19" draw:text-style-name="P10" draw:layer="layout" svg:width="4.7cm" svg:height="1cm" svg:x="4.8cm" svg:y="16.6cm">
          <draw:text-box>
            <text:p><text:span text:style-name="T3">Front Height</text:span></text:p>
          </draw:text-box>
        </draw:frame>
        <draw:line draw:style-name="gr14" draw:text-style-name="P6" draw:layer="layout" svg:x1="9cm" svg:y1="14.7cm" svg:x2="9cm" svg:y2="16.4cm">
          <text:p/>
        </draw:line>
        <draw:line draw:style-name="gr23" draw:text-style-name="P9" draw:layer="layout" svg:x1="7.2cm" svg:y1="16.4cm" svg:x2="9.1cm" svg:y2="16.4cm">
          <text:p/>
        </draw:line>
        <draw:line draw:style-name="gr8" draw:text-style-name="P6" draw:layer="layout" svg:x1="5.5cm" svg:y1="4.939cm" svg:x2="5.5cm" svg:y2="2.126cm">
          <text:p/>
        </draw:line>
        <draw:frame draw:style-name="gr11" draw:text-style-name="P7" draw:layer="layout" svg:width="3.8cm" svg:height="1.087cm" svg:x="4cm" svg:y="1.126cm">
          <draw:text-box>
            <text:p><text:span text:style-name="T1">Cover (Al)</text:span></text:p>
          </draw:text-box>
        </draw:frame>
        <draw:custom-shape draw:style-name="gr20" draw:text-style-name="P1" draw:layer="layout" svg:width="2.6cm" svg:height="9.9cm" svg:x="4.6cm" svg:y="4.7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1.062cm" svg:x="5cm" svg:y="15.138cm">
          <draw:text-box>
            <text:p><text:span text:style-name="T4">4 mm</text:span></text:p>
          </draw:text-box>
        </draw:frame>
        <draw:frame draw:style-name="gr9" draw:text-style-name="P12" draw:layer="layout" svg:width="1.8cm" svg:height="1.361cm" svg:x="7.2cm" svg:y="15.138cm">
          <draw:text-box>
            <text:p><text:span text:style-name="T4">0.5 mm</text:span></text:p>
          </draw:text-box>
        </draw:frame>
        <draw:frame draw:style-name="gr25" draw:text-style-name="P12" draw:layer="layout" svg:width="2.5cm" svg:height="0.962cm" svg:x="17.4cm" svg:y="15.138cm">
          <draw:text-box>
            <text:p><text:span text:style-name="T4">40 mm</text:span></text:p>
          </draw:text-box>
        </draw:frame>
        <draw:frame draw:style-name="gr25" draw:text-style-name="P12" draw:layer="layout" svg:width="2.5cm" svg:height="0.962cm" svg:x="13.7cm" svg:y="18cm">
          <draw:text-box>
            <text:p><text:span text:style-name="T4">44.5 mm</text:span></text:p>
          </draw:text-box>
        </draw:frame>
        <draw:line draw:style-name="gr14" draw:text-style-name="P6" draw:layer="layout" svg:x1="4.5cm" svg:y1="4.7cm" svg:x2="3.5cm" svg:y2="4.7cm">
          <text:p/>
        </draw:line>
        <draw:line draw:style-name="gr14" draw:text-style-name="P6" draw:layer="layout" svg:x1="4.5cm" svg:y1="14.6cm" svg:x2="3.5cm" svg:y2="14.6cm">
          <text:p/>
        </draw:line>
        <draw:frame draw:style-name="gr25" draw:text-style-name="P12" draw:layer="layout" svg:width="2.5cm" svg:height="0.962cm" svg:x="2.4cm" svg:y="9.1cm">
          <draw:text-box>
            <text:p><text:span text:style-name="T4">16 mm</text:span></text:p>
          </draw:text-box>
        </draw:frame>
        <draw:line draw:style-name="gr26" draw:text-style-name="P6" draw:layer="layout" svg:x1="3.6cm" svg:y1="8.4cm" svg:x2="3.6cm" svg:y2="4.7cm">
          <text:p/>
        </draw:line>
        <draw:line draw:style-name="gr26" draw:text-style-name="P6" draw:layer="layout" svg:x1="3.6cm" svg:y1="10.6cm" svg:x2="3.6cm" svg:y2="14.6cm">
          <text:p/>
        </draw:line>
        <draw:frame draw:style-name="gr25" draw:text-style-name="P12" draw:layer="layout" svg:width="2.5cm" svg:height="0.962cm" svg:x="11.5cm" svg:y="8.9cm">
          <draw:text-box>
            <text:p><text:span text:style-name="T4">12.4 mm</text:span></text:p>
          </draw:text-box>
        </draw:frame>
        <draw:line draw:style-name="gr26" draw:text-style-name="P6" draw:layer="layout" svg:x1="12.7cm" svg:y1="8.8cm" svg:x2="12.7cm" svg:y2="7cm">
          <text:p/>
        </draw:line>
        <draw:line draw:style-name="gr26" draw:text-style-name="P6" draw:layer="layout" svg:x1="12.7cm" svg:y1="9.8cm" svg:x2="12.7cm" svg:y2="11.9cm">
          <text:p/>
        </draw:line>
        <draw:frame draw:style-name="gr27" draw:text-style-name="P12" draw:layer="layout" svg:width="3.1cm" svg:height="0.862cm" svg:x="10.2cm" svg:y="6.238cm">
          <draw:text-box>
            <text:p><text:span text:style-name="T4">0.4 mm</text:span></text:p>
          </draw:text-box>
        </draw:frame>
        <draw:frame draw:style-name="gr27" draw:text-style-name="P12" draw:layer="layout" svg:width="3.1cm" svg:height="0.862cm" svg:x="10.2cm" svg:y="5.638cm">
          <draw:text-box>
            <text:p><text:span text:style-name="T4">0.2 mm</text:span></text:p>
          </draw:text-box>
        </draw:frame>
        <draw:frame draw:style-name="gr27" draw:text-style-name="P12" draw:layer="layout" svg:width="2.4cm" svg:height="0.862cm" svg:x="17.7cm" svg:y="2.938cm">
          <draw:text-box>
            <text:p><text:span text:style-name="T4">0.2 mm</text:span></text:p>
          </draw:text-box>
        </draw:frame>
        <draw:frame draw:style-name="gr27" draw:text-style-name="P12" draw:layer="layout" svg:width="2.4cm" svg:height="0.862cm" svg:x="14.7cm" svg:y="2.238cm">
          <draw:text-box>
            <text:p><text:span text:style-name="T4">0.2 mm</text:span></text:p>
          </draw:text-box>
        </draw:frame>
        <draw:frame draw:style-name="gr27" draw:text-style-name="P12" draw:layer="layout" svg:width="3.1cm" svg:height="0.862cm" svg:x="22.5cm" svg:y="1.738cm">
          <draw:text-box>
            <text:p><text:span text:style-name="T4">0.4 mm</text:span></text:p>
          </draw:text-box>
        </draw:frame>
        <draw:frame draw:style-name="gr27" draw:text-style-name="P12" draw:layer="layout" svg:width="2.4cm" svg:height="0.862cm" svg:x="10.7cm" svg:y="2.038cm">
          <draw:text-box>
            <text:p><text:span text:style-name="T4">1.0 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08:47:55.962822816</meta:creation-date>
    <dc:date>2020-04-03T14:47:34.135563369</dc:date>
    <meta:editing-duration>PT2H56M6S</meta:editing-duration>
    <meta:editing-cycles>14</meta:editing-cycles>
    <meta:generator>LibreOffice/5.2.7.2$Linux_X86_64 LibreOffice_project/20m0$Build-2</meta:generator>
    <meta:document-statistic meta:object-count="88"/>
  </office:meta>
</office:document-meta>
</file>